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5pt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5pt" style:font-size-asian="15pt" style:font-size-complex="15pt"/>
    </style:style>
    <style:style style:name="P5" style:family="paragraph" style:parent-style-name="Standard">
      <style:text-properties style:font-name="Calibri" fo:font-size="12pt" style:font-size-asian="12pt" style:font-size-complex="12pt"/>
    </style:style>
    <style:style style:name="P6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Calibri" fo:font-weight="bold" style:font-weight-asian="bold" style:font-weight-complex="bold"/>
    </style:style>
    <style:style style:name="P8" style:family="paragraph" style:parent-style-name="Standard">
      <style:text-properties style:font-name="Calibri"/>
    </style:style>
    <style:style style:name="P9" style:family="paragraph" style:parent-style-name="Standard">
      <style:text-properties style:font-name="Calibri" fo:font-weight="bold" style:font-weight-asian="bold" style:font-weight-complex="bold"/>
    </style:style>
    <style:style style:name="P10" style:family="paragraph" style:parent-style-name="Standard">
      <style:text-properties style:font-name="Calibri" fo:font-size="12pt" style:font-size-asian="12pt" style:font-size-complex="12pt"/>
    </style:style>
    <style:style style:name="P11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omorphologie <text:s/>– Hypothesen und Workflow</text:p>
      <text:p text:style-name="P3">Schneider A., Schwalb, J., Schönberg, A. &amp; C. Simon</text:p>
      <text:p text:style-name="P4"/>
      <text:p text:style-name="P4">1. Fragestellung</text:p>
      <text:p text:style-name="P2"/>
      <text:p text:style-name="P7">F1:</text:p>
      <text:p text:style-name="P1">Können Trichterformen mit Hilfe eines DGM fernerkundlich erfasst werden?</text:p>
      <text:p text:style-name="P1"/>
      <text:p text:style-name="P7">F2:</text:p>
      <text:p text:style-name="P1">Lassen sich anhand von Parametern (Neigung, TPI, Radius, Tiefe) Trichterformen unterscheiden und klassifizieren (Bombenkrater, Pinge)</text:p>
      <text:p text:style-name="P1"/>
      <text:p text:style-name="P2">2. Arbeitshypothesen</text:p>
      <text:p text:style-name="P1"/>
      <text:p text:style-name="P7">H1:</text:p>
      <text:p text:style-name="P1">Unter Verwendung einer Segmentierung (mit Moving Window und negativem Vorzeichen) können Trichterformen in einem LIDAR basierten DGM erfasst und verortet werden.</text:p>
      <text:p text:style-name="P1"/>
      <text:p text:style-name="P7">H2:</text:p>
      <text:p text:style-name="P1">Durch verschiedene Parameter (TPI, Neigung) können die erfassten Trichterformen unterschieden und klassifiziert werden (Bombenkrater, Pingen)</text:p>
      <text:p text:style-name="P1"/>
      <text:p text:style-name="P7">H3:</text:p>
      <text:p text:style-name="P1">Durch Parameter die im Feld erfasst werden, können Trichterformen klassifizert werden.</text:p>
      <text:p text:style-name="P1"/>
      <text:p text:style-name="P7">H4:</text:p>
      <text:p text:style-name="P1">Mit Hilfe eine Maschinen Lernverfahrens und mehrfacher Kreuzvalidierung (Random Forest) können verschiedene Trichterformen vorhergesagt werden. </text:p>
      <text:p text:style-name="P1"/>
      <text:p text:style-name="P1"/>
      <text:p text:style-name="Standard"/>
      <text:p text:style-name="P2">3. Workflow</text:p>
      <text:p text:style-name="P5"/>
      <text:p text:style-name="P6">3.1 Datenbeschaffung und Vorbereitung</text:p>
      <text:p text:style-name="P5"/>
      <text:p text:style-name="P5">- erstellen eines DGM (Tin) aus LIDAR-Daten (Auflösung 0,5m)</text:p>
      <text:p text:style-name="P5"/>
      <text:p text:style-name="P6">3.2 Segmentierung der Trichterformen</text:p>
      <text:p text:style-name="P5"/>
      <text:p text:style-name="P5">- Auswahl eines Trainingsgebietes mit sichtbaren Trichterformen (expertenmeinung)</text:p>
      <text:p text:style-name="P5">- Tuning der Parameter des Moving Windows (a und b) sowie der Mindesttiefe (d) und der Filterung (f). Automatisiert mit Cenith V2.1 (Functions Bundle von Schwalb und Schönberg 2018)</text:p>
      <text:p text:style-name="P5">- Durchführung der Segmentierung mit den Parametern aus für das Untersuchungsgebiet.</text:p>
      <text:p text:style-name="P5">- Validierung mit Hilfe der bekannten Trichterformen (Expertenmeinung)</text:p>
      <text:p text:style-name="P5"/>
      <text:p text:style-name="P5"/>
      <text:p text:style-name="P5"/>
      <text:p text:style-name="P5"/>
      <text:p text:style-name="P6"><text:soft-page-break/>3.3 Erfassung von Parametern im Gelände</text:p>
      <text:p text:style-name="P5"/>
      <text:p text:style-name="P5">- Durchführung verschiedener Feldmethoden (nivellierung, Bohrung, Dichte, Größe, Tiefe)</text:p>
      <text:p text:style-name="P5">- Vergleich mit Literatur zur Bestimmung der Klasse</text:p>
      <text:p text:style-name="P5"/>
      <text:p text:style-name="P6">3.4 Prediction</text:p>
      <text:p text:style-name="P5"/>
      <text:p text:style-name="P5">- Erstellen von Layern mit Parametern wie TPI,Neigung</text:p>
      <text:p text:style-name="P5">- Auswahl eines Trainingsgebietes mit den eingemessenen Trichterformen mit bekannter Klasse</text:p>
      <text:p text:style-name="P5">- erstellen eines <text:s/>Trainingsdatensatzes mit Predictoren wie Neigung,TPI</text:p>
      <text:p text:style-name="P5">- Klassifizierung der Trichterformen nach Klassen mit Maschinen Lernverfahren und mehrfacher Kreuzvalidierung (RandomForest)</text:p>
      <text:p text:style-name="P5"><text:s text:c="2"/>Training 80% des Datensatzes, Testen mit den ausgelassenen 20%</text:p>
      <text:p text:style-name="P5"><text:s text:c="2"/>Prediktoren: Neigung,TPI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10T15:23:33.17</meta:creation-date>
    <dc:date>2019-06-10T23:07:55.54</dc:date>
    <meta:editing-duration>PT6H43M43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2" meta:paragraph-count="34" meta:word-count="261" meta:character-count="2063"/>
  </office:meta>
</office:document-meta>
</file>